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A00000030239793C81EC29500.png" manifest:media-type="image/png"/>
  <manifest:file-entry manifest:full-path="Pictures/10000001000003260000002EA7F7DEB98C447428.png" manifest:media-type="image/png"/>
  <manifest:file-entry manifest:full-path="Pictures/10000001000003260000002EFF6437B94EF3524C.png" manifest:media-type="image/png"/>
  <manifest:file-entry manifest:full-path="Pictures/10000001000003260000002E1ACF6A44F7ED0207.png" manifest:media-type="image/png"/>
  <manifest:file-entry manifest:full-path="Pictures/10000001000003260000002E411ABFA5D2650F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automatic-styles>
    <style:style style:name="Tabelle2" style:family="table">
      <style:table-properties style:width="15.81cm" style:rel-width="93%" fo:margin-left="1.191cm" table:align="left"/>
    </style:style>
    <style:style style:name="Tabelle2.A" style:family="table-column">
      <style:table-column-properties style:column-width="3.11cm" style:rel-column-width="1763*"/>
    </style:style>
    <style:style style:name="Tabelle2.B" style:family="table-column">
      <style:table-column-properties style:column-width="12.7cm" style:rel-column-width="7200*"/>
    </style:style>
    <style:style style:name="Tabel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2.B1" style:family="table-cell">
      <style:table-cell-properties fo:padding="0.049cm" fo:border="0.05pt solid #000000" style:writing-mode="page"/>
    </style:style>
    <style:style style:name="Tabel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15.81cm" style:rel-width="93%" fo:margin-left="1.191cm" table:align="left"/>
    </style:style>
    <style:style style:name="Tabelle3.A" style:family="table-column">
      <style:table-column-properties style:column-width="3.11cm" style:rel-column-width="1763*"/>
    </style:style>
    <style:style style:name="Tabelle3.B" style:family="table-column">
      <style:table-column-properties style:column-width="12.7cm" style:rel-column-width="7200*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3.B1" style:family="table-cell">
      <style:table-cell-properties fo:padding="0.049cm" fo:border="0.05pt solid #000000" style:writing-mode="page"/>
    </style:style>
    <style:style style:name="Tabelle4" style:family="table">
      <style:table-properties style:width="15.81cm" style:rel-width="93%" fo:margin-left="1.191cm" table:align="left"/>
    </style:style>
    <style:style style:name="Tabelle4.A" style:family="table-column">
      <style:table-column-properties style:column-width="4.2cm" style:rel-column-width="2381*"/>
    </style:style>
    <style:style style:name="Tabelle4.B" style:family="table-column">
      <style:table-column-properties style:column-width="11.61cm" style:rel-column-width="6582*"/>
    </style:style>
    <style:style style:name="Tabelle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4.B1" style:family="table-cell">
      <style:table-cell-properties fo:padding="0.049cm" fo:border="0.05pt solid #000000" style:writing-mode="page"/>
    </style:style>
    <style:style style:name="Tabel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5" style:family="table">
      <style:table-properties style:width="15.81cm" style:rel-width="93%" fo:margin-left="1.191cm" table:align="left"/>
    </style:style>
    <style:style style:name="Tabelle5.A" style:family="table-column">
      <style:table-column-properties style:column-width="4.2cm" style:rel-column-width="2381*"/>
    </style:style>
    <style:style style:name="Tabelle5.B" style:family="table-column">
      <style:table-column-properties style:column-width="11.61cm" style:rel-column-width="6582*"/>
    </style:style>
    <style:style style:name="Tabelle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5.B1" style:family="table-cell">
      <style:table-cell-properties fo:padding="0.049cm" fo:border="0.05pt solid #000000" style:writing-mode="page"/>
    </style:style>
    <style:style style:name="Tabelle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6" style:family="table">
      <style:table-properties style:width="15.81cm" style:rel-width="93%" fo:margin-left="1.191cm" table:align="left"/>
    </style:style>
    <style:style style:name="Tabelle6.A" style:family="table-column">
      <style:table-column-properties style:column-width="3.11cm" style:rel-column-width="1763*"/>
    </style:style>
    <style:style style:name="Tabelle6.B" style:family="table-column">
      <style:table-column-properties style:column-width="12.7cm" style:rel-column-width="7200*"/>
    </style:style>
    <style:style style:name="Tabelle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6.B1" style:family="table-cell">
      <style:table-cell-properties fo:padding="0.049cm" fo:border="0.05pt solid #000000" style:writing-mode="page"/>
    </style:style>
    <style:style style:name="Tabel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language="en" fo:country="US" fo:font-weight="bold" officeooo:rsid="000a29af" officeooo:paragraph-rsid="000a29af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fo:font-weight="bold" officeooo:rsid="000a29af" officeooo:paragraph-rsid="000a29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0e6dad" officeooo:paragraph-rsid="000e6da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6pt" fo:language="en" fo:country="US" fo:font-weight="bold" officeooo:rsid="001eb174" officeooo:paragraph-rsid="001eb17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fo:font-weight="bold" officeooo:rsid="0052dfec" officeooo:paragraph-rsid="0052dfe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6pt" fo:language="en" fo:country="US" style:text-underline-style="none" fo:font-weight="bold" officeooo:rsid="0052dfec" officeooo:paragraph-rsid="0052dfe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0a29af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0a307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8a53b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9ada36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d8571a"/>
    </style:style>
    <style:style style:name="P15" style:family="paragraph" style:parent-style-name="Standard">
      <style:paragraph-properties fo:text-align="justify" style:justify-single-word="false"/>
      <style:text-properties style:font-name="Arial" fo:language="en" fo:country="US" officeooo:paragraph-rsid="00463973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paragraph-rsid="00941c60"/>
    </style:style>
    <style:style style:name="P17" style:family="paragraph" style:parent-style-name="Table_20_Contents">
      <style:paragraph-properties fo:text-align="justify" style:justify-single-word="false"/>
      <style:text-properties style:font-name="Arial" fo:language="en" fo:country="US" officeooo:paragraph-rsid="003db952"/>
    </style:style>
    <style:style style:name="P1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paragraph-rsid="00426c60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20a307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31b5f7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20a307" officeooo:paragraph-rsid="0096bb70" style:font-weight-asian="bold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97b760" officeooo:paragraph-rsid="0097b760" style:font-weight-asian="bold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d8571a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rsid="00383f57" officeooo:paragraph-rsid="00941c60"/>
    </style:style>
    <style:style style:name="P2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26c60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941c60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63973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545df" officeooo:paragraph-rsid="00491361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26c60" style:font-style-asian="italic" style:font-style-complex="italic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officeooo:rsid="004f77db" officeooo:paragraph-rsid="00463973" style:font-style-asian="italic" style:font-style-complex="italic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fo:font-style="italic" style:text-underline-style="none" officeooo:rsid="00510ff7" officeooo:paragraph-rsid="00491361" style:font-style-asian="italic" style:font-style-complex="italic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officeooo:rsid="0049030f" officeooo:paragraph-rsid="00491361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language="en" fo:country="US" style:text-underline-style="none" officeooo:rsid="004abe5f" officeooo:paragraph-rsid="004abe5f"/>
    </style:style>
    <style:style style:name="P3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3bc592" officeooo:paragraph-rsid="003bc592"/>
    </style:style>
    <style:style style:name="P35" style:family="paragraph" style:parent-style-name="Table_20_Contents">
      <style:paragraph-properties fo:text-align="justify" style:justify-single-word="false"/>
      <style:text-properties style:font-name="Arial" fo:language="en" fo:country="US" officeooo:rsid="003bc592" officeooo:paragraph-rsid="003bc592"/>
    </style:style>
    <style:style style:name="P36" style:family="paragraph" style:parent-style-name="Table_20_Contents">
      <style:paragraph-properties fo:text-align="justify" style:justify-single-word="false"/>
      <style:text-properties style:font-name="Arial" fo:language="en" fo:country="US" officeooo:rsid="003db952" officeooo:paragraph-rsid="003db952"/>
    </style:style>
    <style:style style:name="P37" style:family="paragraph" style:parent-style-name="Table_20_Contents">
      <style:paragraph-properties fo:text-align="justify" style:justify-single-word="false"/>
      <style:text-properties style:font-name="Arial" fo:language="en" fo:country="US" officeooo:rsid="0043a162" officeooo:paragraph-rsid="0043a162"/>
    </style:style>
    <style:style style:name="P38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63973"/>
    </style:style>
    <style:style style:name="P39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63973"/>
    </style:style>
    <style:style style:name="P40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63973" officeooo:paragraph-rsid="00491361"/>
    </style:style>
    <style:style style:name="P41" style:family="paragraph" style:parent-style-name="Table_20_Contents">
      <style:paragraph-properties fo:text-align="justify" style:justify-single-word="false"/>
      <style:text-properties style:font-name="Arial" fo:language="en" fo:country="US" officeooo:rsid="00463973" officeooo:paragraph-rsid="00491361"/>
    </style:style>
    <style:style style:name="P4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style:font-name="Arial" fo:language="en" fo:country="US" officeooo:rsid="004abe5f" officeooo:paragraph-rsid="004abe5f"/>
    </style:style>
    <style:style style:name="P43" style:family="paragraph" style:parent-style-name="Table_20_Contents">
      <style:paragraph-properties fo:text-align="justify" style:justify-single-word="false"/>
      <style:text-properties style:font-name="Arial" fo:language="en" fo:country="US" officeooo:rsid="004abe5f" officeooo:paragraph-rsid="004abe5f"/>
    </style:style>
    <style:style style:name="P44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4b04e5"/>
    </style:style>
    <style:style style:name="P45" style:family="paragraph" style:parent-style-name="Table_20_Contents">
      <style:paragraph-properties fo:text-align="justify" style:justify-single-word="false"/>
      <style:text-properties style:font-name="Arial" fo:language="en" fo:country="US" officeooo:rsid="004b04e5" officeooo:paragraph-rsid="00f2d87f"/>
    </style:style>
    <style:style style:name="P46" style:family="paragraph" style:parent-style-name="Table_20_Contents">
      <style:paragraph-properties fo:text-align="justify" style:justify-single-word="false"/>
      <style:text-properties style:font-name="Arial" fo:language="en" fo:country="US" officeooo:rsid="00f2d87f" officeooo:paragraph-rsid="00f2d87f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a29af" officeooo:paragraph-rsid="000a29a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cac7e" officeooo:paragraph-rsid="000a29a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e6dad" officeooo:paragraph-rsid="000e6da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e6da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0ff211" officeooo:paragraph-rsid="000ff21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19eb85" officeooo:paragraph-rsid="0019eb85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0a307" officeooo:paragraph-rsid="001eb17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4ea8e" officeooo:paragraph-rsid="0020a30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68e73" officeooo:paragraph-rsid="0020a30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0de1" officeooo:paragraph-rsid="0020a30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96bb7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8a53b" officeooo:paragraph-rsid="0028a53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2caddf" officeooo:paragraph-rsid="0028a53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58268" officeooo:paragraph-rsid="0028a53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65a70" officeooo:paragraph-rsid="0028a53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9ada36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d8571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83d81" officeooo:paragraph-rsid="0028a53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d8571a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39cbed" officeooo:paragraph-rsid="0039cbe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0426c60" officeooo:paragraph-rsid="0039cbe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52dfec" officeooo:paragraph-rsid="0052dfe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f8915d" officeooo:paragraph-rsid="00f8915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fo:font-weight="normal" officeooo:rsid="00ef2d10" officeooo:paragraph-rsid="00ef2d10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1c33c4" officeooo:paragraph-rsid="011c33c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weight="normal" officeooo:rsid="01213735" officeooo:paragraph-rsid="01213735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39cbed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2pt" fo:language="en" fo:country="US" fo:font-style="italic" fo:font-weight="normal" officeooo:rsid="00426c60" officeooo:paragraph-rsid="0039cbed" style:font-size-asian="10.5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a67d" officeooo:paragraph-rsid="0052dfe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b66949" officeooo:paragraph-rsid="00b6694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2pt" fo:language="en" fo:country="US" style:text-underline-style="none" fo:font-weight="normal" officeooo:rsid="0054b77b" officeooo:paragraph-rsid="00b6694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a29af" officeooo:paragraph-rsid="000a29af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e6dad" officeooo:paragraph-rsid="000e6dad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0ff211" officeooo:paragraph-rsid="000ff21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19eb85" officeooo:paragraph-rsid="0019eb85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28a53b" officeooo:paragraph-rsid="0028a53b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weight="bold" officeooo:rsid="00383f57" officeooo:paragraph-rsid="00383f5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14pt" fo:language="en" fo:country="US" fo:font-style="normal" fo:font-weight="bold" officeooo:rsid="0020a307" officeooo:paragraph-rsid="0020a307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4b1d7" style:font-size-asian="12.25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b66949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14pt" fo:language="en" fo:country="US" style:text-underline-style="none" fo:font-weight="bold" officeooo:rsid="0054b1d7" officeooo:paragraph-rsid="0052dfec" style:font-size-asian="14pt" style:font-weight-asian="bold" style:font-size-complex="14pt" style:font-weight-complex="bold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fo:font-weight="normal" officeooo:rsid="0040b303" officeooo:paragraph-rsid="00383f57" style:font-size-asian="4.34999990463257pt" style:font-weight-asian="normal" style:font-size-complex="5pt" style:font-weight-complex="normal"/>
    </style:style>
    <style:style style:name="P89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5pt" fo:language="en" fo:country="US" style:text-underline-style="solid" style:text-underline-width="auto" style:text-underline-color="font-color" officeooo:rsid="00463973" officeooo:paragraph-rsid="00426c60" style:font-size-asian="4.34999990463257pt" style:font-size-complex="5pt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font-size="5pt" fo:language="en" fo:country="US" fo:font-style="italic" fo:font-weight="normal" officeooo:rsid="00426c60" officeooo:paragraph-rsid="0039cbed" style:font-size-asian="4.34999990463257pt" style:font-style-asian="italic" style:font-weight-asian="normal" style:font-size-complex="5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030f" officeooo:paragraph-rsid="00463973" style:font-size-asian="7pt" style:font-size-complex="8pt"/>
    </style:style>
    <style:style style:name="P9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officeooo:rsid="0049e216" officeooo:paragraph-rsid="00491361" style:font-size-asian="7pt" style:font-size-complex="8pt"/>
    </style:style>
    <style:style style:name="P93" style:family="paragraph" style:parent-style-name="Table_20_Contents">
      <style:paragraph-properties fo:text-align="justify" style:justify-single-word="false"/>
      <style:text-properties fo:language="en" fo:country="US" officeooo:paragraph-rsid="00463973"/>
    </style:style>
    <style:style style:name="P94" style:family="paragraph" style:parent-style-name="Table_20_Contents">
      <style:paragraph-properties fo:text-align="justify" style:justify-single-word="false"/>
      <style:text-properties fo:language="en" fo:country="US" officeooo:paragraph-rsid="00491361"/>
    </style:style>
    <style:style style:name="P95" style:family="paragraph" style:parent-style-name="Table_20_Contents">
      <style:paragraph-properties fo:text-align="justify" style:justify-single-word="false"/>
      <style:text-properties fo:language="en" fo:country="US" officeooo:paragraph-rsid="004b04e5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fo:font-weight="bold" officeooo:rsid="001eb174" officeooo:paragraph-rsid="001eb174" style:font-weight-asian="bold" style:font-weight-complex="bold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28a53b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508cm"/>
        </style:tab-stops>
      </style:paragraph-properties>
      <style:text-properties style:font-name="Arial" fo:language="en" fo:country="US" officeooo:paragraph-rsid="009ada36"/>
    </style:style>
    <style:style style:name="P99" style:family="paragraph">
      <style:paragraph-properties fo:text-align="end"/>
    </style:style>
    <style:style style:name="P100" style:family="paragraph">
      <loext:graphic-properties draw:fill="none" draw:fill-color="#ffffff"/>
      <style:paragraph-properties style:writing-mode="lr-tb"/>
      <style:text-properties style:font-name="arial"/>
    </style:style>
    <style:style style:name="P101" style:family="paragraph">
      <style:paragraph-properties fo:text-align="center"/>
    </style:style>
    <style:style style:name="P102" style:family="paragraph">
      <loext:graphic-properties draw:fill="none" draw:fill-color="#ffffff"/>
      <style:paragraph-properties fo:text-align="end" style:writing-mode="lr-tb"/>
      <style:text-properties style:font-name="arial" fo:font-size="12pt"/>
    </style:style>
    <style:style style:name="P103" style:family="paragraph">
      <style:paragraph-properties fo:text-align="center"/>
      <style:text-properties fo:font-size="12pt"/>
    </style:style>
    <style:style style:name="P104" style:family="paragraph">
      <loext:graphic-properties draw:fill="none" draw:fill-color="#ffffff"/>
      <style:paragraph-properties fo:text-align="end" style:writing-mode="lr-tb"/>
      <style:text-properties style:font-name="arial"/>
    </style:style>
    <style:style style:name="P105" style:family="paragraph">
      <loext:graphic-properties draw:fill="none"/>
      <style:paragraph-properties fo:text-align="center"/>
    </style:style>
    <style:style style:name="P106" style:family="paragraph">
      <loext:graphic-properties draw:fill="none" draw:fill-color="#ffffff"/>
      <style:paragraph-properties style:writing-mode="lr-tb"/>
      <style:text-properties style:font-name="arial" fo:font-style="italic" style:font-style-asian="italic" style:font-style-complex="italic"/>
    </style:style>
    <style:style style:name="P107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108" style:family="paragraph">
      <loext:graphic-properties draw:fill-color="#000000"/>
      <style:paragraph-properties fo:text-align="center"/>
    </style:style>
    <style:style style:name="T1" style:family="text">
      <style:text-properties officeooo:rsid="01149196"/>
    </style:style>
    <style:style style:name="T2" style:family="text">
      <style:text-properties officeooo:rsid="00c0e85b"/>
    </style:style>
    <style:style style:name="T3" style:family="text">
      <style:text-properties officeooo:rsid="000bf6b7"/>
    </style:style>
    <style:style style:name="T4" style:family="text">
      <style:text-properties officeooo:rsid="000cac7e"/>
    </style:style>
    <style:style style:name="T5" style:family="text">
      <style:text-properties style:font-name="Arial" officeooo:rsid="00463973"/>
    </style:style>
    <style:style style:name="T6" style:family="text">
      <style:text-properties style:font-name="Arial" officeooo:rsid="0049030f"/>
    </style:style>
    <style:style style:name="T7" style:family="text">
      <style:text-properties style:font-name="Arial" officeooo:rsid="004b04e5"/>
    </style:style>
    <style:style style:name="T8" style:family="text">
      <style:text-properties style:font-name="Arial" officeooo:rsid="004b146d"/>
    </style:style>
    <style:style style:name="T9" style:family="text">
      <style:text-properties style:font-name="Arial" officeooo:rsid="00f2d87f"/>
    </style:style>
    <style:style style:name="T10" style:family="text">
      <style:text-properties style:font-name="Arial" fo:font-weight="bold" officeooo:rsid="004b04e5" style:font-weight-asian="bold" style:font-weight-complex="bold"/>
    </style:style>
    <style:style style:name="T11" style:family="text">
      <style:text-properties officeooo:rsid="000ff211"/>
    </style:style>
    <style:style style:name="T12" style:family="text">
      <style:text-properties officeooo:rsid="00182131"/>
    </style:style>
    <style:style style:name="T13" style:family="text">
      <style:text-properties officeooo:rsid="00280de1"/>
    </style:style>
    <style:style style:name="T14" style:family="text">
      <style:text-properties officeooo:rsid="00383d81"/>
    </style:style>
    <style:style style:name="T15" style:family="text">
      <style:text-properties officeooo:rsid="003db952"/>
    </style:style>
    <style:style style:name="T16" style:family="text">
      <style:text-properties officeooo:rsid="003e96b8"/>
    </style:style>
    <style:style style:name="T17" style:family="text">
      <style:text-properties officeooo:rsid="003fb294"/>
    </style:style>
    <style:style style:name="T18" style:family="text">
      <style:text-properties officeooo:rsid="0040609d"/>
    </style:style>
    <style:style style:name="T19" style:family="text">
      <style:text-properties officeooo:rsid="00426c60"/>
    </style:style>
    <style:style style:name="T20" style:family="text">
      <style:text-properties officeooo:rsid="0043a162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0a29af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0cac7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ea8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68e7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80de1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8a53b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58268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83d8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9cbed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66949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b735d7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bd69df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e497fe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fb57a4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1157676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116430c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117d680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11a5de3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1229f71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12bacfc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12c4346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12cd6b9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12e8ec5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1304328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13093f9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1328e25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133bfba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1346d0c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1357c25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136db81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1378956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13c1244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13cbad9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1401f48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1411dd3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14217f8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1424239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145c477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146e41a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officeooo:rsid="0149fa34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14a3dd9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14a863f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14c5e64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14d9243" style:font-size-asian="10.5pt" style:font-weight-asian="normal" style:font-size-complex="12pt" style:font-weight-complex="normal"/>
    </style:style>
    <style:style style:name="T66" style:family="text">
      <style:text-properties fo:font-size="12pt" style:font-size-asian="10.5pt" style:font-size-complex="12pt"/>
    </style:style>
    <style:style style:name="T67" style:family="text">
      <style:text-properties fo:font-size="12pt" officeooo:rsid="013093f9" style:font-size-asian="10.5pt" style:font-size-complex="12pt"/>
    </style:style>
    <style:style style:name="T68" style:family="text">
      <style:text-properties fo:font-size="12pt" fo:font-style="italic" fo:font-weight="normal" officeooo:rsid="00184664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officeooo:rsid="00463973"/>
    </style:style>
    <style:style style:name="T70" style:family="text">
      <style:text-properties officeooo:rsid="00471ed3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officeooo:rsid="004abe5f"/>
    </style:style>
    <style:style style:name="T73" style:family="text">
      <style:text-properties style:text-underline-style="none" officeooo:rsid="0054a67d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text-underline-style="none" fo:font-weight="bold" officeooo:rsid="0054a67d" style:font-weight-asian="bold" style:font-weight-complex="bold"/>
    </style:style>
    <style:style style:name="T76" style:family="text">
      <style:text-properties style:text-underline-style="none" fo:font-weight="bold" officeooo:rsid="00f0bbe6" style:font-weight-asian="bold" style:font-weight-complex="bold"/>
    </style:style>
    <style:style style:name="T77" style:family="text">
      <style:text-properties style:text-underline-style="none" fo:font-weight="bold" officeooo:rsid="00ef2d10" style:font-weight-asian="bold" style:font-weight-complex="bold"/>
    </style:style>
    <style:style style:name="T78" style:family="text">
      <style:text-properties style:text-underline-style="none" officeooo:rsid="0054b1d7"/>
    </style:style>
    <style:style style:name="T79" style:family="text">
      <style:text-properties style:text-underline-style="none" officeooo:rsid="0054b77b"/>
    </style:style>
    <style:style style:name="T80" style:family="text">
      <style:text-properties style:text-underline-style="none" officeooo:rsid="00b735d7"/>
    </style:style>
    <style:style style:name="T81" style:family="text">
      <style:text-properties style:text-underline-style="none" officeooo:rsid="00dc3865"/>
    </style:style>
    <style:style style:name="T82" style:family="text">
      <style:text-properties style:text-underline-style="none" officeooo:rsid="00ef2d10"/>
    </style:style>
    <style:style style:name="T83" style:family="text">
      <style:text-properties officeooo:rsid="004b146d"/>
    </style:style>
    <style:style style:name="T84" style:family="text">
      <style:text-properties fo:font-size="14pt" style:text-underline-style="solid" style:text-underline-width="auto" style:text-underline-color="font-color" fo:font-weight="normal" officeooo:rsid="0039cbed" style:font-size-asian="14pt" style:font-weight-asian="normal" style:font-size-complex="14pt" style:font-weight-complex="normal"/>
    </style:style>
    <style:style style:name="T85" style:family="text">
      <style:text-properties fo:font-size="14pt" style:text-underline-style="solid" style:text-underline-width="auto" style:text-underline-color="font-color" fo:font-weight="normal" officeooo:rsid="0040b303" style:font-size-asian="14pt" style:font-weight-asian="normal" style:font-size-complex="14pt" style:font-weight-complex="normal"/>
    </style:style>
    <style:style style:name="T86" style:family="text">
      <style:text-properties fo:font-size="14pt" style:text-underline-style="solid" style:text-underline-width="auto" style:text-underline-color="font-color" fo:font-weight="normal" officeooo:rsid="00923953" style:font-size-asian="14pt" style:font-weight-asian="normal" style:font-size-complex="14pt" style:font-weight-complex="normal"/>
    </style:style>
    <style:style style:name="T87" style:family="text">
      <style:text-properties fo:font-size="14pt" style:text-underline-style="solid" style:text-underline-width="auto" style:text-underline-color="font-color" fo:font-weight="normal" officeooo:rsid="0092644d" style:font-size-asian="14pt" style:font-weight-asian="normal" style:font-size-complex="14pt" style:font-weight-complex="normal"/>
    </style:style>
    <style:style style:name="T88" style:family="text">
      <style:text-properties fo:font-size="14pt" style:text-underline-style="solid" style:text-underline-width="auto" style:text-underline-color="font-color" fo:font-weight="normal" officeooo:rsid="00941c60" style:font-size-asian="14pt" style:font-weight-asian="normal" style:font-size-complex="14pt" style:font-weight-complex="normal"/>
    </style:style>
    <style:style style:name="T89" style:family="text">
      <style:text-properties fo:font-size="14pt" style:text-underline-style="solid" style:text-underline-width="auto" style:text-underline-color="font-color" fo:font-weight="normal" officeooo:rsid="014dc910" style:font-size-asian="14pt" style:font-weight-asian="normal" style:font-size-complex="14pt" style:font-weight-complex="normal"/>
    </style:style>
    <style:style style:name="T90" style:family="text">
      <style:text-properties fo:font-size="14pt" style:text-underline-style="solid" style:text-underline-width="auto" style:text-underline-color="font-color" officeooo:rsid="00463973" style:font-size-asian="14pt" style:font-size-complex="14pt"/>
    </style:style>
    <style:style style:name="T91" style:family="text">
      <style:text-properties fo:font-size="14pt" style:text-underline-style="solid" style:text-underline-width="auto" style:text-underline-color="font-color" officeooo:rsid="0049030f" style:font-size-asian="14pt" style:font-size-complex="14pt"/>
    </style:style>
    <style:style style:name="T92" style:family="text">
      <style:text-properties fo:font-size="14pt" style:text-underline-style="solid" style:text-underline-width="auto" style:text-underline-color="font-color" officeooo:rsid="0049e216" style:font-size-asian="14pt" style:font-size-complex="14pt"/>
    </style:style>
    <style:style style:name="T93" style:family="text">
      <style:text-properties fo:font-size="14pt" style:text-underline-style="solid" style:text-underline-width="auto" style:text-underline-color="font-color" officeooo:rsid="00941c60" style:font-size-asian="14pt" style:font-size-complex="14pt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f2d87f" style:font-weight-asian="bold" style:font-weight-complex="bold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5fcd96" style:font-style-asian="italic" style:font-style-complex="italic"/>
    </style:style>
    <style:style style:name="T98" style:family="text">
      <style:text-properties fo:font-style="italic" officeooo:rsid="00184664" style:font-style-asian="italic" style:font-style-complex="italic"/>
    </style:style>
    <style:style style:name="T99" style:family="text">
      <style:text-properties officeooo:rsid="005fcd96"/>
    </style:style>
    <style:style style:name="T100" style:family="text">
      <style:text-properties officeooo:rsid="006a47ab"/>
    </style:style>
    <style:style style:name="T101" style:family="text">
      <style:text-properties officeooo:rsid="006af9bc"/>
    </style:style>
    <style:style style:name="T102" style:family="text">
      <style:text-properties style:font-name="utkal" fo:font-size="14pt" style:text-underline-style="solid" style:text-underline-width="auto" style:text-underline-color="font-color" fo:font-weight="normal" officeooo:rsid="00941c60" style:font-name-asian="utkal" style:font-size-asian="14pt" style:font-weight-asian="normal" style:font-name-complex="utkal" style:font-size-complex="14pt" style:font-weight-complex="normal"/>
    </style:style>
    <style:style style:name="T103" style:family="text">
      <style:text-properties officeooo:rsid="00b43800"/>
    </style:style>
    <style:style style:name="T104" style:family="text">
      <style:text-properties officeooo:rsid="00b59dd4"/>
    </style:style>
    <style:style style:name="T105" style:family="text">
      <style:text-properties officeooo:rsid="00b66949"/>
    </style:style>
    <style:style style:name="T106" style:family="text">
      <style:text-properties style:font-name="AnjaliOldLipi" style:text-underline-style="none" officeooo:rsid="0054b77b"/>
    </style:style>
    <style:style style:name="T107" style:family="text">
      <style:text-properties officeooo:rsid="00e497fe"/>
    </style:style>
    <style:style style:name="T108" style:family="text">
      <style:text-properties officeooo:rsid="00e8c88f"/>
    </style:style>
    <style:style style:name="T109" style:family="text">
      <style:text-properties officeooo:rsid="00e996c0"/>
    </style:style>
    <style:style style:name="T110" style:family="text">
      <style:text-properties officeooo:rsid="00f2d87f"/>
    </style:style>
    <style:style style:name="T111" style:family="text">
      <style:text-properties officeooo:rsid="00f452d5"/>
    </style:style>
    <style:style style:name="T112" style:family="text">
      <style:text-properties officeooo:rsid="00f5c16b"/>
    </style:style>
    <style:style style:name="T113" style:family="text">
      <style:text-properties officeooo:rsid="00f77cdf"/>
    </style:style>
    <style:style style:name="T114" style:family="text">
      <style:text-properties officeooo:rsid="00fe7853"/>
    </style:style>
    <style:style style:name="T115" style:family="text">
      <style:text-properties officeooo:rsid="0117b1c2"/>
    </style:style>
    <style:style style:name="T116" style:family="text">
      <style:text-properties officeooo:rsid="0117d680"/>
    </style:style>
    <style:style style:name="T117" style:family="text">
      <style:text-properties officeooo:rsid="01182802"/>
    </style:style>
    <style:style style:name="T118" style:family="text">
      <style:text-properties officeooo:rsid="01194fb0"/>
    </style:style>
    <style:style style:name="T119" style:family="text">
      <style:text-properties officeooo:rsid="011a5de3"/>
    </style:style>
    <style:style style:name="T120" style:family="text">
      <style:text-properties officeooo:rsid="011a7915"/>
    </style:style>
    <style:style style:name="T121" style:family="text">
      <style:text-properties officeooo:rsid="011c33c4"/>
    </style:style>
    <style:style style:name="T122" style:family="text">
      <style:text-properties officeooo:rsid="011d1f1b"/>
    </style:style>
    <style:style style:name="T123" style:family="text">
      <style:text-properties officeooo:rsid="011fbbed"/>
    </style:style>
    <style:style style:name="T124" style:family="text">
      <style:text-properties officeooo:rsid="01206dc0"/>
    </style:style>
    <style:style style:name="T125" style:family="text">
      <style:text-properties officeooo:rsid="0120ad6d"/>
    </style:style>
    <style:style style:name="T126" style:family="text">
      <style:text-properties officeooo:rsid="01229f71"/>
    </style:style>
    <style:style style:name="T127" style:family="text">
      <style:text-properties officeooo:rsid="012507d4"/>
    </style:style>
    <style:style style:name="T128" style:family="text">
      <style:text-properties officeooo:rsid="01276e81"/>
    </style:style>
    <style:style style:name="T129" style:family="text">
      <style:text-properties officeooo:rsid="012a7b48"/>
    </style:style>
    <style:style style:name="T130" style:family="text">
      <style:text-properties officeooo:rsid="013e7865"/>
    </style:style>
    <style:style style:name="T131" style:family="text">
      <style:text-properties officeooo:rsid="014217f8"/>
    </style:style>
    <style:style style:name="T132" style:family="text">
      <style:text-properties officeooo:rsid="0143ebc7"/>
    </style:style>
    <style:style style:name="T133" style:family="text">
      <style:text-properties officeooo:rsid="0145b764"/>
    </style:style>
    <style:style style:name="T134" style:family="text">
      <style:text-properties officeooo:rsid="014f73fe"/>
    </style:style>
    <style:style style:name="T135" style:family="text">
      <style:text-properties style:font-name="arial"/>
    </style:style>
    <style:style style:name="T136" style:family="text">
      <style:text-properties style:font-name="arial" fo:font-size="12pt"/>
    </style:style>
    <style:style style:name="T137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5cm" draw:marker-end-width="0.415cm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19cm" svg:stroke-color="#000000" draw:marker-start-width="0.383cm" draw:marker-end-width="0.383cm" draw:fill="none" draw:textarea-vertical-align="middle" draw:auto-grow-height="false" fo:min-height="1.769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marker-start-width="0.383cm" draw:marker-end-width="0.383cm" draw:fill="none" draw:textarea-vertical-align="middle" draw:auto-grow-height="false" fo:min-height="4.49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48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19cm" svg:stroke-color="#000000" draw:marker-start-width="0.383cm" draw:marker-end-width="0.383cm" draw:fill="none" draw:textarea-vertical-align="middle" draw:auto-grow-height="false" fo:min-height="0.921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19cm" svg:stroke-color="#000000" draw:marker-start-width="0.383cm" draw:marker-end-width="0.383cm" draw:fill="none" draw:textarea-vertical-align="middle" draw:auto-grow-height="false" fo:min-height="2.916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83cm" draw:marker-end-width="0.383cm" draw:fill="none" draw:textarea-vertical-align="middle" draw:auto-grow-height="false" fo:min-height="10.802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0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019cm" svg:stroke-color="#000000" draw:marker-start-width="0.383cm" draw:marker-end-width="0.383cm" draw:fill="none" draw:textarea-vertical-align="middle" draw:auto-grow-height="false" fo:min-height="3.88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000000" draw:marker-start-width="0.383cm" draw:marker-end-width="0.383cm" draw:fill="none" draw:textarea-vertical-align="middle" draw:auto-grow-height="false" fo:min-height="11.903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svg:stroke-color="#000000" draw:marker-start-width="0.383cm" draw:marker-end-width="0.383cm" draw:fill="none" draw:textarea-vertical-align="middle" draw:auto-grow-height="false" fo:min-height="14.404cm" fo:min-width="0.258cm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41cm" svg:stroke-color="#000000" draw:marker-start-width="0.415cm" draw:marker-end-width="0.415cm" draw:fill-color="#000000" draw:textarea-horizontal-align="center" draw:textarea-vertical-align="middle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ceWire-<text:span text:style-name="T109">CPU</text:span>-Interface <text:span text:style-name="T120">Manual</text:span> <text:span text:style-name="T12">(</text:span><text:span text:style-name="T113">v.</text:span><text:span text:style-name="T108">1.0 </text:span><text:span text:style-name="T112">Beta, </text:span><text:span text:style-name="T108">Rev. </text:span><text:span text:style-name="T111">64</text:span><text:span text:style-name="T108">)</text:span></text:p>
      <text:p text:style-name="P4"/>
      <text:p text:style-name="P5">1. Memory-Mapped IO</text:p>
      <text:p text:style-name="P10"><text:span text:style-name="T22"><text:tab/></text:span><text:span text:style-name="T36">The SpaceWire Link Interface is split up into three sections: Transmitting (TX), <text:tab/>Receiving (RX) and Register (REG). Each one is, in an ARM-AXI based Memory-<text:tab/>Mapped Interface with 32-bit word width and address width, assigned to </text:span><text:span text:style-name="T38">its</text:span><text:span text:style-name="T36"> own offset <text:tab/>address. Furthermore there are two ports, accessible via GPIOs, which are used to <text:tab/>control the logic reset as well as the transmitting of Time-Codes. Additionally in case of <text:tab/>incoming Time-Codes, completed packages or status changes of the link </text:span><text:span text:style-name="T37">there is the <text:tab/>possibility to inform the CPU via interrupts.</text:span></text:p>
      <text:p text:style-name="P47"/>
      <text:p text:style-name="P78">1.1. Transmitting (TX)</text:p>
      <text:p text:style-name="P47"><text:tab/>Offset_TX + 0x0000_0000 : <text:span text:style-name="T115">A</text:span><text:span text:style-name="T117">d</text:span><text:span text:style-name="T115">dress </text:span><text:span text:style-name="T117">of</text:span><text:span text:style-name="T115"> transmit FIFO</text:span> <text:span text:style-name="T96">(write-only)</text:span></text:p>
      <text:p text:style-name="P47"><text:tab/><text:span text:style-name="T99">Offset_TX + 0x0000_0004 : </text:span><text:span text:style-name="T116">Number of free FIFO spaces</text:span><text:span text:style-name="T99"> </text:span><text:span text:style-name="T97">(read-only)</text:span></text:p>
      <text:p text:style-name="P47"/>
      <text:p text:style-name="P78">1.2. Receiving (RX)</text:p>
      <text:p text:style-name="P47"><text:tab/>Offset_RX + 0x0000_0000 : <text:span text:style-name="T117">A</text:span><text:span text:style-name="T118">d</text:span><text:span text:style-name="T117">dress of receive FIFO</text:span> <text:span text:style-name="T96">(read-only)</text:span></text:p>
      <text:p text:style-name="P47"><text:tab/><text:span text:style-name="T99">Offset_RX + 0x0000_0004 : </text:span><text:span text:style-name="T117">Number of available elements in RX-FIFO</text:span><text:span text:style-name="T99"> </text:span><text:span text:style-name="T97">(read-only)</text:span></text:p>
      <text:p text:style-name="P47"/>
      <text:p text:style-name="P78">1.3. Register (REG)</text:p>
      <text:p text:style-name="P47"><text:tab/>Offset_REG + 0x0000_0000 : <text:span text:style-name="T119">Link configuration</text:span><text:span text:style-name="T3"> </text:span><text:span text:style-name="T98">(read/write)</text:span></text:p>
      <text:p text:style-name="P47"><text:tab/><text:span text:style-name="T3">Offset_REG + 0x0000_0004 : Transmit </text:span><text:span text:style-name="T119">r</text:span><text:span text:style-name="T3">ate </text:span><text:span text:style-name="T98">(read/write)</text:span></text:p>
      <text:p text:style-name="P47"><text:tab/><text:span text:style-name="T3">Offset_REG + 0x0000_0008 : </text:span><text:span text:style-name="T4">Time-Codes (</text:span><text:span text:style-name="T119">outgoing</text:span><text:span text:style-name="T4">) </text:span><text:span text:style-name="T98">(read/write)</text:span></text:p>
      <text:p text:style-name="P10"><text:span text:style-name="T22"><text:tab/></text:span><text:span text:style-name="T23">Offset_REG + 0x0000_000C : Time-Codes (</text:span><text:span text:style-name="T39">incoming</text:span><text:span text:style-name="T23">) </text:span><text:span text:style-name="T68">(read-only)</text:span></text:p>
      <text:p text:style-name="P10"><text:span text:style-name="T23"><text:tab/>Offset_REG + 0x0000_0010 : Link-Status </text:span><text:span text:style-name="T68">(read-only)</text:span></text:p>
      <text:p text:style-name="P48"/>
      <text:p text:style-name="P48"/>
      <text:p text:style-name="P6"><text:span text:style-name="T4">2. </text:span><text:span text:style-name="T121">Memory Access</text:span></text:p>
      <text:p text:style-name="P71"><text:tab/>The Management and access of the transmit resp. receive functionality is done via the <text:tab/>AXI4-Full-Interface. The registers, however, are accessed via a AXI4-Lite-Interface. The <text:tab/>fundamental difference is that the Full-Interface supports burst transfers while the Lite-<text:tab/>Interface is only capable of doing single transfers and is therefore slower.</text:p>
      <text:p text:style-name="P49"/>
      <text:p text:style-name="P79">2.1. <text:span text:style-name="T11">Transmitting (TX)</text:span></text:p>
      <text:p text:style-name="P50"><text:tab/><text:span text:style-name="T121">To write data into the transmit-FIFO the under 1.1. specified address must be the <text:tab/>destination address of a write request. When using burst transfers it is important </text:span><text:span text:style-name="T124">to <text:tab/>ensure</text:span><text:span text:style-name="T121"> that </text:span><text:span text:style-name="T125">t</text:span><text:span text:style-name="T121">he address is not incremented but remains constant (fixed burst). (See 4.2.)</text:span></text:p>
      <text:p text:style-name="P50"/>
      <text:p text:style-name="P80">2.2. Receiving (RX)</text:p>
      <text:p text:style-name="P51"><text:tab/><text:span text:style-name="T122">To read data from the receive-FIFO, the </text:span><text:span text:style-name="T123">under 1.2. specified address must be the <text:tab/>source address of a read request. When using burst transfer it is important to ensure <text:tab/>that the source address is not incremented but remains constant (fixed burst).</text:span></text:p>
      <text:p text:style-name="P51"/>
      <text:p text:style-name="P81">2.3. Register (REG)</text:p>
      <text:p text:style-name="P72"><text:soft-page-break/><text:tab/>Access to a single register are possible with a single read/write request and the specific <text:tab/>using of the destination/source address. The configuration does not allow to overwrite <text:tab/>read-only registers by mistake so it is not necessary to take special care.</text:p>
      <text:p text:style-name="P52"/>
      <text:p text:style-name="P52"/>
      <text:p text:style-name="P7">3. <text:span text:style-name="T126">Technical Specification</text:span></text:p>
      <text:p text:style-name="P96"><text:span text:style-name="T66"><text:tab/></text:span><text:span text:style-name="T40">In the following </text:span><text:span text:style-name="T55">section</text:span><text:span text:style-name="T40"> the elements specified under 1. are described in more detail.</text:span></text:p>
      <text:p text:style-name="P53"/>
      <text:p text:style-name="P84">3.1. Transmitting (TX)</text:p>
      <text:p text:style-name="P19"><text:span text:style-name="T24"><text:tab/></text:span><text:span text:style-name="T40">Data which is written into the transmit FIFO are gradually sent through a running Link-<text:tab/>Interface (See 2.1.). Is the interface in a non-connected state the data within the FIFO <text:tab/>are gathered and sent as soon as a connection attempt of the interface was successful.</text:span></text:p>
      <text:p text:style-name="P54"/>
      <text:p text:style-name="P54"><text:tab/><text:span text:style-name="T127">The FIFOs width is nine bits </text:span><text:span text:style-name="T129">wide</text:span><text:span text:style-name="T127"> which are divided as follows:</text:span></text:p>
      <text:p text:style-name="P54"><text:tab/><text:span text:style-name="T128">Bit 8 : </text:span><text:span text:style-name="T129">f</text:span><text:span text:style-name="T128">lag bit (1: EOP/EEP, 0 : Data)</text:span></text:p>
      <text:p text:style-name="P54"><text:tab/><text:span text:style-name="T128">Bit 7 – Bit 0 : byte to send (0x00 for EOP, 0x01 for EEP)</text:span></text:p>
      <text:p text:style-name="P54"/>
      <text:p text:style-name="P11"><text:span text:style-name="T24"><text:tab/></text:span><text:span text:style-name="T41">In depth, 2049 </text:span><text:span text:style-name="T45">records</text:span><text:span text:style-name="T42"> fit into the FIFO. </text:span><text:span text:style-name="T43">Is the FIFO completely full and is then a write <text:tab/>request followed by a read request </text:span><text:span text:style-name="T44">executed</text:span><text:span text:style-name="T43">, the write request may fail. This is </text:span><text:span text:style-name="T44">due to <text:tab/>technical reasons and can be circumvented by assuming the depth of the FIFO to be <text:tab/>one less than actual.</text:span></text:p>
      <text:p text:style-name="P54"/>
      <text:p text:style-name="P20"><text:span text:style-name="T24"><text:tab/></text:span><text:span text:style-name="T46">Data </text:span><text:span text:style-name="T48">larger than</text:span><text:span text:style-name="T46"> 9 bits sent to the FIFO are ignored and not written into the memory. An <text:tab/>ultimately valid data transfer looks like </text:span><text:span text:style-name="T47">this</text:span><text:span text:style-name="T46">: 0x0000_0</text:span><text:span text:style-name="T67">xvv</text:span><text:span text:style-name="T46">, where </text:span><text:span text:style-name="T67">x</text:span><text:span text:style-name="T46"> can be either 0x0 or <text:tab/>0x1 and </text:span><text:span text:style-name="T67">vv</text:span><text:span text:style-name="T46"> any data byte. </text:span><text:span text:style-name="T48">Is x equal to 0x1 and vv unequal to 0x00 or 0x01 the record <text:tab/>is ignored and not sent by the Link-Interface.</text:span></text:p>
      <text:p text:style-name="P55"/>
      <text:p text:style-name="P11"><text:span text:style-name="T25"><text:tab/></text:span><text:span text:style-name="T49">The TX-FIFO can be reset via the CPU (axi reset). Thereby the FIFO is pseudo-<text:tab/>emptied </text:span><text:span text:style-name="T50">and can </text:span><text:span text:style-name="T51">re-</text:span><text:span text:style-name="T50">filled with </text:span><text:span text:style-name="T52">d</text:span><text:span text:style-name="T50">ata. The Link will no longer send any data inserted <text:tab/>before the time of the reset.</text:span></text:p>
      <text:p text:style-name="P56"/>
      <text:p text:style-name="P21"><text:span text:style-name="T26"><text:tab/></text:span><text:span text:style-name="T53">To prevent that data is written into a full FIFO there is a register which shows the <text:tab/>number of free record spaces in the FIFO (s. 1.1.):</text:span></text:p>
      <text:p text:style-name="P57"/>
      <text:p text:style-name="P57"><draw:frame draw:style-name="fr1" draw:name="Bild6" text:anchor-type="char" svg:width="17cm" svg:height="0.97cm" draw:z-index="50"><draw:image xlink:href="Pictures/10000001000003260000002E411ABFA5D2650F19.png" xlink:type="simple" xlink:show="embed" xlink:actuate="onLoad" draw:mime-type="image/png"/></draw:frame></text:p>
      <text:p text:style-name="P22"><text:span text:style-name="T27"><text:tab/></text:span><text:span text:style-name="T54">For the representation of the FIFO depth only 11 bits are necessary but the whole <text:tab/>register is reserved for it. De facto the bits 31 down to 12 are unplaced. The writing into <text:tab/>a full FIFO does not cause any harm on hardware or system but the data is lost though.</text:span></text:p>
      <text:p text:style-name="P56"/>
      <text:p text:style-name="P56"><text:tab/><text:span text:style-name="T130">Although this address is marked as write-only it is able to read the last written record via <text:tab/>a read request.</text:span></text:p>
      <text:p text:style-name="P56"/>
      <text:p text:style-name="P82"><text:span text:style-name="T13">3.</text:span>2. Receiving (RX)</text:p>
      <text:p text:style-name="P12"><text:span text:style-name="T27"><text:tab/></text:span><text:span text:style-name="T56">Via SpaceWire received data is written gradually into the RX FIFO and can be read by <text:tab/>the CPU. (s. 2.2.)</text:span></text:p>
      <text:p text:style-name="P58"/>
      <text:p text:style-name="P12"><text:soft-page-break/><text:span text:style-name="T27"><text:tab/></text:span><text:span text:style-name="T57">The FIFOs width is nine bits wide which are divided as follows:</text:span></text:p>
      <text:p text:style-name="P12"><text:span text:style-name="T57"><text:tab/>Bit 8 : flag bit (1 : Process ID/EOP/EEP, 0 : data)</text:span></text:p>
      <text:p text:style-name="P12"><text:span text:style-name="T57"><text:tab/>Bit 7 – Bit 0 : received data byte (0xFF for EOP, 0xFE for EEP)</text:span></text:p>
      <text:p text:style-name="P59"/>
      <text:p text:style-name="P59"><text:tab/><text:span text:style-name="T131">In depth, 2049 records fit into the FIFO. Is the FIFO completely full and is then a read-<text:tab/>request followed by a write-request executed the write-request may fail. This is due to <text:tab/>technical reasons and can be circumvented </text:span><text:span text:style-name="T132">by reading at least two elements out of the <text:tab/>FIFO </text:span><text:span text:style-name="T133">under that circumstances.</text:span></text:p>
      <text:p text:style-name="P59"/>
      <text:p text:style-name="P12"><text:span text:style-name="T28"><text:tab/></text:span><text:span text:style-name="T58">Data read out of the FIFO contains nine valid bits (0x0000_0xvv), where x is either 0x0 <text:tab/>or 0x1 and vv any data byte. Is x equal to 0x1, vv must be differentiated: </text:span><text:span text:style-name="T59">If vv = 0xFF it <text:tab/>is an EOP (End of Packet), for 0xFE it is an EEP (Error End of Packet) and otherwise it <text:tab/>is a process id (0x00 – 0xFD, 0x – 253) or a logical address of a the SpaceWire packet.</text:span></text:p>
      <text:p text:style-name="P60"/>
      <text:p text:style-name="P12"><text:span text:style-name="T28"><text:tab/></text:span><text:span text:style-name="T60">Reset of the FIFO is done via the reset of the Link (or the Logic) (via a GPIO). Thereby <text:tab/>the FIFO is pseudo-emptied and can be re-filled with data. The Processing System is <text:tab/>then not able to read data that was received before the time of the reset.</text:span></text:p>
      <text:p text:style-name="P61"/>
      <text:p text:style-name="P13"><text:span text:style-name="T29"><text:tab/></text:span><text:span text:style-name="T61">To prevent that data is read out of an empty FIFO there is a register which shows the <text:tab/>number of available elements currently stored in the FIFO (s. 1.2.):</text:span></text:p>
      <text:p text:style-name="P62"/>
      <text:p text:style-name="P62"><draw:frame draw:style-name="fr1" draw:name="Bild7" text:anchor-type="char" svg:width="17cm" svg:height="0.97cm" draw:z-index="51"><draw:image xlink:href="Pictures/10000001000003260000002E411ABFA5D2650F19.png" xlink:type="simple" xlink:show="embed" xlink:actuate="onLoad" draw:mime-type="image/png"/></draw:frame></text:p>
      <text:p text:style-name="P13"><text:span text:style-name="T29"><text:tab/></text:span><text:span text:style-name="T62">For the representation of the number of elements stored in the FIFO are just 11 bits <text:tab/>necessary but the entire register is reserved for it. So de facto the bits 31 down to 12 <text:tab/>are unplaced.</text:span></text:p>
      <text:p text:style-name="P63"/>
      <text:p text:style-name="P14"><text:span text:style-name="T29"><text:tab/></text:span><text:span text:style-name="T63">If the FIFO is empty the last valid element stays at its output </text:span><text:span text:style-name="T64">as long as new data is <text:tab/>written into the memory. So its recommended to include the elements register (s. 1.2.).</text:span></text:p>
      <text:p text:style-name="P64"/>
      <text:p text:style-name="P83"><text:span text:style-name="T14">3.</text:span>3. Register (REG)</text:p>
      <text:p text:style-name="P23"><text:span text:style-name="T21"><text:tab/></text:span><text:span text:style-name="T65">The width of the entire register is 32 bits. The placement of individual bits varies <text:tab/>depending on the address.</text:span></text:p>
      <text:p text:style-name="P65"/>
      <text:p text:style-name="P23"><text:span text:style-name="T86">3</text:span><text:span text:style-name="T84">.3.1. - Link-</text:span><text:span text:style-name="T89">C</text:span><text:span text:style-name="T84">onfiguration: </text:span><text:span text:style-name="T85">(read/write) </text:span><text:span text:style-name="T102">—</text:span><text:span text:style-name="T85"> </text:span><text:span text:style-name="T87">0x0000_0000</text:span></text:p>
      <text:p text:style-name="P88"/>
      <text:p text:style-name="P66"><draw:line text:anchor-type="paragraph" draw:z-index="1" draw:name="vertikale Linie 1" draw:style-name="gr24" draw:text-style-name="P108" svg:x1="15.6cm" svg:y1="0.783cm" svg:x2="15.6cm" svg:y2="1.568cm"><text:p/></draw:line><draw:line text:anchor-type="paragraph" draw:z-index="2" draw:name="vertikale Linie 2" draw:style-name="gr2" draw:text-style-name="P101" svg:x1="16.129cm" svg:y1="0.785cm" svg:x2="16.129cm" svg:y2="2.297cm"><text:p/></draw:line><draw:line text:anchor-type="paragraph" draw:z-index="3" draw:name="vertikale Linie 3" draw:style-name="gr2" draw:text-style-name="P101" svg:x1="16.635cm" svg:y1="0.806cm" svg:x2="16.635cm" svg:y2="3.05cm"><text:p/></draw:line><draw:frame text:anchor-type="paragraph" draw:z-index="4" draw:name="Textrahmen 1" draw:style-name="gr23" draw:text-style-name="P100" svg:width="1.721cm" svg:height="0.53cm" svg:x="14.056cm" svg:y="1.64cm"><draw:text-box><text:p><text:span text:style-name="T135">autostart</text:span></text:p></draw:text-box></draw:frame><draw:custom-shape text:anchor-type="paragraph" draw:z-index="7" draw:name="Form 2" draw:style-name="gr20" draw:text-style-name="P105" svg:width="0.77cm" svg:height="15.216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8" draw:name="Textrahmen 3" draw:style-name="gr6" draw:text-style-name="P106" svg:width="1.874cm" svg:height="0.505cm" svg:x="7.883cm" svg:y="1.64cm"><draw:text-box><text:p><text:span text:style-name="T137">unbelegt</text:span></text:p></draw:text-box></draw:frame><draw:frame draw:style-name="fr1" draw:name="Bild1" text:anchor-type="char" svg:width="17cm" svg:height="0.97cm" draw:z-index="0"><draw:image xlink:href="Pictures/10000001000003260000002EFF6437B94EF3524C.png" xlink:type="simple" xlink:show="embed" xlink:actuate="onLoad" draw:mime-type="image/png"/></draw:frame><text:line-break/></text:p>
      <text:p text:style-name="P73"/>
      <text:p text:style-name="P73"><draw:frame text:anchor-type="paragraph" draw:z-index="5" draw:name="Textrahmen 1" draw:style-name="gr22" draw:text-style-name="P107" svg:width="1.609cm" svg:height="0.976cm" svg:x="14.718cm" svg:y="0.016cm"><draw:text-box><text:p><text:span text:style-name="T136">linkstart</text:span></text:p></draw:text-box></draw:frame><draw:frame text:anchor-type="paragraph" draw:z-index="6" draw:name="Textrahmen 2" draw:style-name="gr21" draw:text-style-name="P107" svg:width="1.258cm" svg:height="0.489cm" svg:x="15.556cm" svg:y="0.771cm"><draw:text-box><text:p><text:span text:style-name="T136">linkdis</text:span></text:p></draw:text-box></draw:frame></text:p>
      <text:p text:style-name="P73"/>
      <text:p text:style-name="P6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4">linkdis</text:p>
          </table:table-cell>
          <table:table-cell table:style-name="Tabelle2.B1" office:value-type="string">
            <text:p text:style-name="P35"><text:span text:style-name="T134">Deactivates the link</text:span>, der Empfang und das Versenden von Nachrichten via SpaceWire ist nicht möglich. <text:span text:style-name="T70">Standardwert: </text:span><text:span text:style-name="T100">1</text:span><text:span text:style-name="T70">.</text:span></text:p>
            <text:p text:style-name="P35">1 : Link deaktiviert <text:span text:style-name="T2">(linkstart/autostart werden überschrieben)</text:span></text:p>
            <text:p text:style-name="P35"><text:soft-page-break/>0 : Link nicht deaktiv<text:span text:style-name="T2">i</text:span>ert <text:span text:style-name="T2">(linkstart/autostart werden nicht überschrieben)</text:span></text:p>
          </table:table-cell>
        </table:table-row>
        <table:table-row>
          <table:table-cell table:style-name="Tabelle2.A2" office:value-type="string">
            <text:p text:style-name="P36">linkstart</text:p>
          </table:table-cell>
          <table:table-cell table:style-name="Tabelle2.B2" office:value-type="string">
            <text:p text:style-name="P36">Aktiviert den Link. <text:span text:style-name="T100">E</text:span>s wird aktiv versucht, eine Verbindung mit der gegenüberliegenden Stelle aufzubauen. <text:span text:style-name="T16">Dabei wird in regelmäßigen Intervallen ein Verbindungsversuch unternommen. </text:span><text:span text:style-name="T70">Standardwert: 0.</text:span></text:p>
            <text:p text:style-name="P36">1 : Link starten</text:p>
            <text:p text:style-name="P36">0 : Link nicht starten</text:p>
          </table:table-cell>
        </table:table-row>
        <table:table-row>
          <table:table-cell table:style-name="Tabelle2.A2" office:value-type="string">
            <text:p text:style-name="P36">autostart</text:p>
          </table:table-cell>
          <table:table-cell table:style-name="Tabelle2.B2" office:value-type="string">
            <text:p text:style-name="P17"><text:span text:style-name="T15">Aktiviert den Link. </text:span><text:span text:style-name="T101">E</text:span><text:span text:style-name="T15">s wird</text:span><text:span text:style-name="T17"> </text:span><text:span text:style-name="T15">nicht aktiv versucht, eine Verbindung mit der gegenüberliegenden Stelle aufzubauen. Auf Verbindungsversuche der gegenüberl</text:span><text:span text:style-name="T18">ie</text:span><text:span text:style-name="T15">genden Stelle wird jedoch verbindungsaufbauend/</text:span><text:span text:style-name="T101">kooperierend</text:span><text:span text:style-name="T15"> reagiert. </text:span><text:span text:style-name="T70">Standardwert: 0.</text:span></text:p>
            <text:p text:style-name="P36">1 : Automatischer Verbindungsaufbau aktiviert</text:p>
            <text:p text:style-name="P36">0 : Automatischer Verbindungsaufbau deaktiv<text:span text:style-name="T18">i</text:span>ert</text:p>
          </table:table-cell>
        </table:table-row>
      </table:table>
      <text:p text:style-name="P66"/>
      <text:p text:style-name="P66"/>
      <text:p text:style-name="P66"/>
      <text:p text:style-name="P24"><text:span text:style-name="T85">1.3.2. - Transmit Rate (read/write) </text:span><text:span text:style-name="T102">—</text:span><text:span text:style-name="T85"> </text:span><text:span text:style-name="T88">0x0000_0004</text:span></text:p>
      <text:p text:style-name="P90"/>
      <text:p text:style-name="P74"><draw:custom-shape text:anchor-type="paragraph" draw:z-index="10" draw:name="Form 1" draw:style-name="gr19" draw:text-style-name="P105" svg:width="0.77cm" svg:height="12.581cm" draw:transform="rotate (1.5707963267949) translate (0.109361111111111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11" draw:name="Form 3" draw:style-name="gr18" draw:text-style-name="P105" svg:width="0.77cm" svg:height="4.118cm" draw:transform="rotate (1.5707963267949) translate (12.7970138888889cm 1.64041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2" text:anchor-type="char" svg:width="17cm" svg:height="0.97cm" draw:z-index="9"><draw:image xlink:href="Pictures/10000001000003260000002E1ACF6A44F7ED0207.png" xlink:type="simple" xlink:show="embed" xlink:actuate="onLoad" draw:mime-type="image/png"/></draw:frame></text:p>
      <text:p text:style-name="P67"><draw:frame text:anchor-type="paragraph" draw:z-index="12" draw:name="Textrahmen 4" draw:style-name="gr6" draw:text-style-name="P106" svg:width="1.874cm" svg:height="0.505cm" svg:x="6.318cm" svg:y="0.183cm"><draw:text-box><text:p><text:span text:style-name="T137">unbelegt</text:span></text:p></draw:text-box></draw:frame><draw:frame text:anchor-type="paragraph" draw:z-index="13" draw:name="Textrahmen 5" draw:style-name="gr17" draw:text-style-name="P100" svg:width="1.721cm" svg:height="0.576cm" svg:x="14.453cm" svg:y="0.183cm"><draw:text-box><text:p><text:span text:style-name="T135">txdivcnt</text:span></text:p></draw:text-box></draw:frame></text:p>
      <text:p text:style-name="P67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8"><text:span text:style-name="T20">t</text:span><text:span text:style-name="T19">xdivcnt</text:span><text:span text:style-name="T20">&lt;7:0&gt;</text:span></text:p>
          </table:table-cell>
          <table:table-cell table:style-name="Tabelle3.B1" office:value-type="string">
            <text:p text:style-name="P37">Skalierungsfaktor minus 1. Wird benutzt um die Sendebitrate aus dem Transmit-Takt abzuleiten. <text:span text:style-name="T70">Standardwert: 0x01.</text:span></text:p>
          </table:table-cell>
        </table:table-row>
      </table:table>
      <text:p text:style-name="P25"/>
      <text:p text:style-name="P25"/>
      <text:p text:style-name="P25"/>
      <text:p text:style-name="P26"><text:span text:style-name="T90">1.3.3. - Time-Codes (ausgehend) (read/write) </text:span><text:span text:style-name="T102">—</text:span><text:span text:style-name="T90"> </text:span><text:span text:style-name="T93">0x0000_0008</text:span></text:p>
      <text:p text:style-name="P89"/>
      <text:p text:style-name="P29"><draw:frame draw:style-name="fr1" draw:name="Bild3" text:anchor-type="char" svg:width="17cm" svg:height="0.97cm" draw:z-index="14"><draw:image xlink:href="Pictures/10000001000003260000002EA7F7DEB98C447428.png" xlink:type="simple" xlink:show="embed" xlink:actuate="onLoad" draw:mime-type="image/png"/></draw:frame><draw:custom-shape text:anchor-type="char" draw:z-index="15" draw:name="Form 4" draw:style-name="gr16" draw:text-style-name="P105" svg:width="0.77cm" svg:height="11.417cm" draw:transform="rotate (1.5707963267949) translate (0.16580555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6" draw:name="Form 5" draw:style-name="gr14" draw:text-style-name="P105" svg:width="0.77cm" svg:height="0.992cm" draw:transform="rotate (1.5707963267949) translate (11.6751805555556cm 1.61219444444444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9" draw:name="Form 8" draw:style-name="gr14" draw:text-style-name="P105" svg:width="0.77cm" svg:height="0.992cm" draw:transform="rotate (1.5707963267949) translate (12.8005416666667cm 1.61219444444444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7" draw:name="Form 6" draw:style-name="gr15" draw:text-style-name="P105" svg:width="0.77cm" svg:height="3.096cm" draw:transform="rotate (1.5707963267949) translate (13.8853333333333cm 1.61219444444444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27"><draw:frame text:anchor-type="char" draw:z-index="18" draw:name="Textrahmen 6" draw:style-name="gr11" draw:text-style-name="P106" svg:width="1.874cm" svg:height="0.505cm" svg:x="5.701cm" svg:y="0.166cm"><draw:text-box><text:p><text:span text:style-name="T137">unbelegt</text:span></text:p></draw:text-box></draw:frame><draw:frame text:anchor-type="char" draw:z-index="20" draw:name="Textrahmen 8" draw:style-name="gr13" draw:text-style-name="P100" svg:width="2.361cm" svg:height="0.608cm" svg:x="9.936cm" svg:y="0.155cm"><draw:text-box><text:p><text:span text:style-name="T135">Control Flag</text:span></text:p></draw:text-box></draw:frame><draw:frame text:anchor-type="char" draw:z-index="22" draw:name="Textrahmen 10" draw:style-name="gr11" draw:text-style-name="P106" svg:width="1.932cm" svg:height="0.505cm" svg:x="12.333cm" svg:y="0.155cm"><draw:text-box><text:p><text:span text:style-name="T137"><text:s/></text:span><text:span text:style-name="T137">unbelegt</text:span></text:p></draw:text-box></draw:frame><draw:frame text:anchor-type="char" draw:z-index="21" draw:name="Textrahmen 9" draw:style-name="gr12" draw:text-style-name="P100" svg:width="2.756cm" svg:height="0.542cm" svg:x="14.34cm" svg:y="0.155cm"><draw:text-box><text:p><text:span text:style-name="T135">Counter </text:span><text:span text:style-name="T135">Value</text:span></text:p></draw:text-box></draw:frame></text:p>
      <text:p text:style-name="P27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8">Counter Value &lt;5:0&gt;</text:p>
          </table:table-cell>
          <table:table-cell table:style-name="Tabelle4.B1" office:value-type="string">
            <text:p text:style-name="P39">Wert des Time-Codes, der zur Synchronisierung benutzt wird (Wertebereich: 0-63). <text:span text:style-name="T103">Standardwert: 0b0000</text:span><text:span text:style-name="T104">0</text:span><text:span text:style-name="T103">.</text:span></text:p>
          </table:table-cell>
        </table:table-row>
        <table:table-row>
          <table:table-cell table:style-name="Tabelle4.A2" office:value-type="string">
            <text:p text:style-name="P93"><text:span text:style-name="T6">Control</text:span><text:span text:style-name="T5"> Flag &lt;1:0&gt;</text:span></text:p>
          </table:table-cell>
          <table:table-cell table:style-name="Tabelle4.B2" office:value-type="string">
            <text:p text:style-name="P39">Flag des Time-Codes. Standardwert: 0b00.</text:p>
          </table:table-cell>
        </table:table-row>
      </table:table>
      <text:p text:style-name="P15"/>
      <text:p text:style-name="P15"/>
      <text:p text:style-name="P15"/>
      <text:p text:style-name="P16"><text:span text:style-name="T91">1.3.4. - Time-Codes (eingehend) (read only) </text:span><text:span text:style-name="T102">—</text:span><text:span text:style-name="T91"> </text:span><text:span text:style-name="T93">0x0000_000C</text:span></text:p>
      <text:p text:style-name="P91"/>
      <text:p text:style-name="P30"><draw:custom-shape text:anchor-type="paragraph" draw:z-index="24" draw:name="Form 7" draw:style-name="gr10" draw:text-style-name="P105" svg:width="0.77cm" svg:height="11.466cm" draw:transform="rotate (1.5707963267949) translate (0.116416666666667cm 1.67922222222222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3" draw:name="Form 9" draw:style-name="gr5" draw:text-style-name="P105" svg:width="0.77cm" svg:height="0.992cm" draw:transform="rotate (1.5707963267949) translate (11.6751805555556cm 1.66863888888889cm)"><text:p/><draw:enhanced-geometry svg:viewBox="0 0 21600 21600" draw:mirror-vertical="false" draw:mirror-horizontal="true" draw:glue-points="21600 0 0 10800 21600 21600" draw:text-areas="13800 ?f9 21600 ?f10" draw:type="left-brace" draw:modifiers="1800 17303.0195381883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5" draw:name="Form 10" draw:style-name="gr5" draw:text-style-name="P105" svg:width="0.77cm" svg:height="0.992cm" draw:transform="rotate (1.5707963267949) translate (12.8005416666667cm 1.68980555555556cm)"><text:p/><draw:enhanced-geometry svg:viewBox="0 0 21600 21600" draw:mirror-vertical="false" draw:mirror-horizontal="true" draw:glue-points="21600 0 0 10800 21600 21600" draw:text-areas="13800 ?f9 21600 ?f10" draw:type="left-brace" draw:modifiers="1800 10593.1723563697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56" draw:name="Form 11" draw:style-name="gr4" draw:text-style-name="P105" svg:width="0.77cm" svg:height="3.096cm" draw:transform="rotate (1.5707963267949) translate (13.8235972222222cm 1.68451388888889cm)"><text:p/><draw:enhanced-geometry svg:viewBox="0 0 21600 21600" draw:mirror-vertical="false" draw:mirror-horizontal="true" draw:glue-points="21600 0 0 10800 21600 21600" draw:text-areas="13800 ?f9 21600 ?f10" draw:type="left-brace" draw:modifiers="1800 6222.12486308872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Bild4" text:anchor-type="char" svg:width="17cm" svg:height="0.97cm" draw:z-index="23"><draw:image xlink:href="Pictures/10000001000003260000002EA7F7DEB98C447428.png" xlink:type="simple" xlink:show="embed" xlink:actuate="onLoad" draw:mime-type="image/png"/></draw:frame></text:p>
      <text:p text:style-name="P28"><draw:frame text:anchor-type="paragraph" draw:z-index="25" draw:name="Textrahmen 7" draw:style-name="gr6" draw:text-style-name="P106" svg:width="1.874cm" svg:height="0.505cm" svg:x="5.761cm" svg:y="0.222cm"><draw:text-box><text:p><text:span text:style-name="T137">unbelegt</text:span></text:p></draw:text-box></draw:frame><draw:frame text:anchor-type="paragraph" draw:z-index="57" draw:name="Textrahmen 13" draw:style-name="gr3" draw:text-style-name="P100" svg:width="2.756cm" svg:height="0.542cm" svg:x="14.385cm" svg:y="0.228cm"><draw:text-box><text:p><text:span text:style-name="T135">Counter </text:span><text:span text:style-name="T135">Value</text:span></text:p></draw:text-box></draw:frame><draw:frame text:anchor-type="paragraph" draw:z-index="52" draw:name="Textrahmen 11" draw:style-name="gr1" draw:text-style-name="P100" svg:width="2.361cm" svg:height="0.608cm" svg:x="9.839cm" svg:y="0.222cm"><draw:text-box><text:p><text:span text:style-name="T135">Control Flag</text:span></text:p></draw:text-box></draw:frame><draw:frame text:anchor-type="paragraph" draw:z-index="54" draw:name="Textrahmen 12" draw:style-name="gr6" draw:text-style-name="P106" svg:width="1.742cm" svg:height="0.505cm" svg:x="12.42cm" svg:y="0.233cm"><draw:text-box><text:p><text:span text:style-name="T137">unbelegt</text:span></text:p></draw:text-box></draw:frame><text:soft-page-break/></text:p>
      <text:p text:style-name="P28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0">Counter Value &lt;5:0&gt;</text:p>
          </table:table-cell>
          <table:table-cell table:style-name="Tabelle5.B1" office:value-type="string">
            <text:p text:style-name="P41">Wert des Time-Codes, der zur Synchronisierung benutzt wird (Wertebereich: 0-63)</text:p>
          </table:table-cell>
        </table:table-row>
        <table:table-row>
          <table:table-cell table:style-name="Tabelle5.A2" office:value-type="string">
            <text:p text:style-name="P94"><text:span text:style-name="T6">Control</text:span><text:span text:style-name="T5"> Flag &lt;1:0&gt;</text:span></text:p>
          </table:table-cell>
          <table:table-cell table:style-name="Tabelle5.B2" office:value-type="string">
            <text:p text:style-name="P41">Flag des Time-Codes. <text:span text:style-name="T114">(Standard: 0b00)</text:span></text:p>
          </table:table-cell>
        </table:table-row>
      </table:table>
      <text:p text:style-name="P32"/>
      <text:p text:style-name="P32"/>
      <text:p text:style-name="P32"/>
      <text:p text:style-name="P16"><text:span text:style-name="T92">1.3.5. - Link-Status (read only) </text:span><text:span text:style-name="T102">—</text:span><text:span text:style-name="T93"> 0x0000_0010</text:span></text:p>
      <text:p text:style-name="P92"/>
      <text:p text:style-name="P31"><draw:custom-shape text:anchor-type="paragraph" draw:z-index="26" draw:name="Form 12" draw:style-name="gr9" draw:text-style-name="P105" svg:width="0.77cm" svg:height="4.763cm" draw:transform="rotate (1.5707963267949) translate (0.0846666666666667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7" draw:name="Form 13" draw:style-name="gr8" draw:text-style-name="P105" svg:width="0.77cm" svg:height="1.886cm" draw:transform="rotate (1.5707963267949) translate (8.56897222222222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28" draw:name="Form 14" draw:style-name="gr7" draw:text-style-name="P105" svg:width="0.77cm" svg:height="2.449cm" draw:transform="rotate (1.5707963267949) translate (12.8816805555556cm 1.60866666666667cm)"><text:p/><draw:enhanced-geometry svg:viewBox="0 0 21600 21600" draw:mirror-vertical="false" draw:mirror-horizontal="true" draw:glue-points="21600 0 0 10800 21600 21600" draw:text-areas="13800 ?f9 21600 ?f10" draw:type="left-brace" draw:modifiers="1800 9342.01864426286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line text:anchor-type="paragraph" draw:z-index="32" draw:name="vertikale Linie 4" draw:style-name="gr2" draw:text-style-name="P101" svg:x1="7.722cm" svg:y1="0.836cm" svg:x2="7.722cm" svg:y2="2.498cm"><text:p/></draw:line><draw:line text:anchor-type="paragraph" draw:z-index="38" draw:name="vertikale Linie 11" draw:style-name="gr2" draw:text-style-name="P101" svg:x1="16.157cm" svg:y1="0.852cm" svg:x2="16.157cm" svg:y2="3.198cm"><text:p/></draw:line><draw:line text:anchor-type="paragraph" draw:z-index="39" draw:name="vertikale Linie 12" draw:style-name="gr2" draw:text-style-name="P101" svg:x1="16.674cm" svg:y1="0.854cm" svg:x2="16.674cm" svg:y2="3.86cm"><text:p/></draw:line><draw:line text:anchor-type="paragraph" draw:z-index="40" draw:name="vertikale Linie 13" draw:style-name="gr2" draw:text-style-name="P101" svg:x1="15.626cm" svg:y1="0.838cm" svg:x2="15.626cm" svg:y2="2.577cm"><text:p/></draw:line><draw:line text:anchor-type="paragraph" draw:z-index="37" draw:name="vertikale Linie 9" draw:style-name="gr2" draw:text-style-name="P101" svg:x1="12.455cm" svg:y1="0.854cm" svg:x2="12.455cm" svg:y2="4.535cm"><text:p/></draw:line><draw:line text:anchor-type="paragraph" draw:z-index="34" draw:name="vertikale Linie 6" draw:style-name="gr2" draw:text-style-name="P101" svg:x1="10.911cm" svg:y1="0.877cm" svg:x2="10.911cm" svg:y2="2.577cm"><text:p/></draw:line><draw:line text:anchor-type="paragraph" draw:z-index="36" draw:name="vertikale Linie 8" draw:style-name="gr2" draw:text-style-name="P101" svg:x1="11.924cm" svg:y1="0.887cm" svg:x2="11.924cm" svg:y2="3.926cm"><text:p/></draw:line><draw:line text:anchor-type="paragraph" draw:z-index="35" draw:name="vertikale Linie 7" draw:style-name="gr2" draw:text-style-name="P101" svg:x1="11.421cm" svg:y1="0.87cm" svg:x2="11.421cm" svg:y2="3.225cm"><text:p/></draw:line><draw:line text:anchor-type="paragraph" draw:z-index="33" draw:name="vertikale Linie 5" draw:style-name="gr2" draw:text-style-name="P103" svg:x1="8.274cm" svg:y1="0.836cm" svg:x2="8.274cm" svg:y2="3.238cm"><text:p/></draw:line><draw:line text:anchor-type="paragraph" draw:z-index="59" draw:name="vertikale Linie 10" draw:style-name="gr2" draw:text-style-name="P101" svg:x1="7.235cm" svg:y1="0.811cm" svg:x2="7.235cm" svg:y2="1.864cm"><text:p/></draw:line><draw:line text:anchor-type="paragraph" draw:z-index="61" draw:name="vertikale Linie 14" draw:style-name="gr2" draw:text-style-name="P101" svg:x1="5.632cm" svg:y1="0.811cm" svg:x2="5.632cm" svg:y2="2.473cm"><text:p/></draw:line><draw:line text:anchor-type="paragraph" draw:z-index="62" draw:name="vertikale Linie 15" draw:style-name="gr2" draw:text-style-name="P103" svg:x1="6.166cm" svg:y1="0.811cm" svg:x2="6.166cm" svg:y2="3.213cm"><text:p/></draw:line><draw:line text:anchor-type="paragraph" draw:z-index="65" draw:name="vertikale Linie 16" draw:style-name="gr2" draw:text-style-name="P101" svg:x1="5.128cm" svg:y1="0.811cm" svg:x2="5.128cm" svg:y2="1.864cm"><text:p/></draw:line><draw:frame draw:style-name="fr1" draw:name="Bild5" text:anchor-type="char" svg:width="17cm" svg:height="0.813cm" draw:z-index="58"><draw:image xlink:href="Pictures/10000001000003EA00000030239793C81EC29500.png" xlink:type="simple" xlink:show="embed" xlink:actuate="onLoad" draw:mime-type="image/png"/></draw:frame></text:p>
      <text:p text:style-name="P31"><draw:frame text:anchor-type="paragraph" draw:z-index="29" draw:name="Textrahmen 14" draw:style-name="gr6" draw:text-style-name="P106" svg:width="1.874cm" svg:height="0.505cm" svg:x="1.916cm" svg:y="0.4cm"><draw:text-box><text:p><text:span text:style-name="T137">unbelegt</text:span></text:p></draw:text-box></draw:frame><draw:frame text:anchor-type="paragraph" draw:z-index="30" draw:name="Textrahmen 15" draw:style-name="gr6" draw:text-style-name="P106" svg:width="1.874cm" svg:height="0.505cm" svg:x="8.809cm" svg:y="0.152cm"><draw:text-box><text:p><text:span text:style-name="T137">unbelegt</text:span></text:p></draw:text-box></draw:frame><draw:frame text:anchor-type="paragraph" draw:z-index="31" draw:name="Textrahmen 16" draw:style-name="gr6" draw:text-style-name="P106" svg:width="1.874cm" svg:height="0.505cm" svg:x="13.457cm" svg:y="0.152cm"><draw:text-box><text:p><text:span text:style-name="T137">unbelegt</text:span></text:p></draw:text-box></draw:frame></text:p>
      <text:p text:style-name="P31"><draw:frame text:anchor-type="paragraph" draw:z-index="60" draw:name="Textrahmen 22" draw:style-name="gr1" draw:text-style-name="P104" svg:width="1.073cm" svg:height="0.608cm" svg:x="6.336cm" svg:y="0.169cm"><draw:text-box><text:p text:style-name="P99"><text:span text:style-name="T135">rxfull</text:span></text:p></draw:text-box></draw:frame><draw:frame text:anchor-type="paragraph" draw:z-index="66" draw:name="Textrahmen 29" draw:style-name="gr1" draw:text-style-name="P100" svg:width="2.361cm" svg:height="0.608cm" svg:x="2.992cm" svg:y="0.24cm"><draw:text-box><text:p text:style-name="P99"><text:span text:style-name="T135">txfull</text:span></text:p></draw:text-box></draw:frame></text:p>
      <text:p text:style-name="P31"><draw:frame text:anchor-type="paragraph" draw:z-index="41" draw:name="Textrahmen 17" draw:style-name="gr1" draw:text-style-name="P100" svg:width="2.361cm" svg:height="0.608cm" svg:x="5.544cm" svg:y="0.36cm"><draw:text-box><text:p text:style-name="P99"><text:span text:style-name="T135">rxhalff</text:span></text:p></draw:text-box></draw:frame><draw:frame text:anchor-type="paragraph" draw:z-index="43" draw:name="Textrahmen 19" draw:style-name="gr1" draw:text-style-name="P100" svg:width="2.361cm" svg:height="0.608cm" svg:x="8.717cm" svg:y="0.153cm"><draw:text-box><text:p text:style-name="P99"><text:span text:style-name="T135">errcred</text:span></text:p></draw:text-box></draw:frame><draw:frame text:anchor-type="paragraph" draw:z-index="46" draw:name="Textrahmen 23" draw:style-name="gr1" draw:text-style-name="P100" svg:width="2.361cm" svg:height="0.608cm" svg:x="13.421cm" svg:y="0.153cm"><draw:text-box><text:p text:style-name="P99"><text:span text:style-name="T135">running</text:span></text:p></draw:text-box></draw:frame><draw:frame text:anchor-type="paragraph" draw:z-index="63" draw:name="Textrahmen 27" draw:style-name="gr1" draw:text-style-name="P100" svg:width="2.361cm" svg:height="0.608cm" svg:x="3.353cm" svg:y="0.36cm"><draw:text-box><text:p text:style-name="P99"><text:span text:style-name="T135">txhalff</text:span></text:p></draw:text-box></draw:frame></text:p>
      <text:p text:style-name="P31"><draw:frame text:anchor-type="paragraph" draw:z-index="42" draw:name="Textrahmen 18" draw:style-name="gr1" draw:text-style-name="P102" svg:width="2.363cm" svg:height="0.608cm" svg:x="6.054cm" svg:y="0.48cm"><draw:text-box><text:p text:style-name="P99"><text:span text:style-name="T136">rxempty</text:span></text:p></draw:text-box></draw:frame><draw:frame text:anchor-type="paragraph" draw:z-index="44" draw:name="Textrahmen 20" draw:style-name="gr1" draw:text-style-name="P100" svg:width="2.361cm" svg:height="0.608cm" svg:x="9.23cm" svg:y="0.339cm"><draw:text-box><text:p text:style-name="P99"><text:span text:style-name="T135">erresc</text:span></text:p></draw:text-box></draw:frame><draw:frame text:anchor-type="paragraph" draw:z-index="47" draw:name="Textrahmen 24" draw:style-name="gr1" draw:text-style-name="P100" svg:width="2.361cm" svg:height="0.608cm" svg:x="13.915cm" svg:y="0.339cm"><draw:text-box><text:p text:style-name="P99"><text:span text:style-name="T135">connecting</text:span></text:p></draw:text-box></draw:frame><draw:frame text:anchor-type="paragraph" draw:z-index="64" draw:name="Textrahmen 28" draw:style-name="gr1" draw:text-style-name="P102" svg:width="2.363cm" svg:height="0.608cm" svg:x="3.898cm" svg:y="0.48cm"><draw:text-box><text:p text:style-name="P99"><text:span text:style-name="T136">txempty</text:span></text:p></draw:text-box></draw:frame></text:p>
      <text:p text:style-name="P31"/>
      <text:p text:style-name="P31"><draw:frame text:anchor-type="paragraph" draw:z-index="48" draw:name="Textrahmen 25" draw:style-name="gr1" draw:text-style-name="P100" svg:width="2.361cm" svg:height="0.608cm" svg:x="14.452cm" svg:y="0.064cm"><draw:text-box><text:p text:style-name="P99"><text:span text:style-name="T135">started</text:span></text:p></draw:text-box></draw:frame><draw:frame text:anchor-type="paragraph" draw:z-index="45" draw:name="Textrahmen 21" draw:style-name="gr1" draw:text-style-name="P100" svg:width="2.361cm" svg:height="0.608cm" svg:x="9.742cm" svg:y="0.064cm"><draw:text-box><text:p text:style-name="P99"><text:span text:style-name="T135">errpar</text:span></text:p></draw:text-box></draw:frame></text:p>
      <text:p text:style-name="P31"><draw:frame text:anchor-type="paragraph" draw:z-index="49" draw:name="Textrahmen 26" draw:style-name="gr1" draw:text-style-name="P107" svg:width="2.361cm" svg:height="0.608cm" svg:x="10.259cm" svg:y="0.183cm"><draw:text-box><text:p text:style-name="P99"><text:span text:style-name="T136">errdisc</text:span></text:p></draw:text-box></draw:frame></text:p>
      <text:p text:style-name="P3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2">started</text:p>
          </table:table-cell>
          <table:table-cell table:style-name="Tabelle6.B1" office:value-type="string">
            <text:p text:style-name="P43">Zeigt an, ob der SpaceWire Link im started-Zustand ist. (Nicht verbunden, aber bereit eine Verbindung aufzunehmen)</text:p>
          </table:table-cell>
        </table:table-row>
        <table:table-row>
          <table:table-cell table:style-name="Tabelle6.A2" office:value-type="string">
            <text:p text:style-name="P44">connecting</text:p>
          </table:table-cell>
          <table:table-cell table:style-name="Tabelle6.B2" office:value-type="string">
            <text:p text:style-name="P44">Zeigt an, ob der SpaceWire Link im connecting-Zustand ist. (Verbindungsaufnahme im Gange)</text:p>
          </table:table-cell>
        </table:table-row>
        <table:table-row>
          <table:table-cell table:style-name="Tabelle6.A2" office:value-type="string">
            <text:p text:style-name="P44">running</text:p>
          </table:table-cell>
          <table:table-cell table:style-name="Tabelle6.B2" office:value-type="string">
            <text:p text:style-name="P44">Zeigt an, ob der SpaceWire Link mit einem anderen Link erfolgreich verbunden und lauffähig ist.</text:p>
          </table:table-cell>
        </table:table-row>
        <table:table-row>
          <table:table-cell table:style-name="Tabelle6.A2" office:value-type="string">
            <text:p text:style-name="P44">errdisc</text:p>
          </table:table-cell>
          <table:table-cell table:style-name="Tabelle6.B2" office:value-type="string">
            <text:p text:style-name="P44">Zeigt an ob ein Disconnect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4">errpar</text:p>
          </table:table-cell>
          <table:table-cell table:style-name="Tabelle6.B2" office:value-type="string">
            <text:p text:style-name="P44">Zeigt an ob ein Paritätsfehler während ein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4">erresc</text:p>
          </table:table-cell>
          <table:table-cell table:style-name="Tabelle6.B2" office:value-type="string">
            <text:p text:style-name="P44">Zeigt an ob ein Escape-Fehler während der Datenübertragung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4">errcred</text:p>
          </table:table-cell>
          <table:table-cell table:style-name="Tabelle6.B2" office:value-type="string">
            <text:p text:style-name="P44">Zeigt an ob ein Credit-Fehler entdeckt wurde. Der Link cleart diesen Fehler automatisch und versucht eine erneute Verbindungsaufnahme.</text:p>
          </table:table-cell>
        </table:table-row>
        <table:table-row>
          <table:table-cell table:style-name="Tabelle6.A2" office:value-type="string">
            <text:p text:style-name="P46">rxempty</text:p>
          </table:table-cell>
          <table:table-cell table:style-name="Tabelle6.B2" office:value-type="string">
            <text:p text:style-name="P45">Zeigt an ob der interne Eingangs-FIFO des Links (nicht der RX FIFO unter 1.2.) <text:span text:style-name="T95">nicht</text:span> befüllt ist.</text:p>
          </table:table-cell>
        </table:table-row>
        <table:table-row>
          <table:table-cell table:style-name="Tabelle6.A2" office:value-type="string">
            <text:p text:style-name="P44">rxhalff</text:p>
          </table:table-cell>
          <table:table-cell table:style-name="Tabelle6.B2" office:value-type="string">
            <text:p text:style-name="P95"><text:span text:style-name="T7">Zeigt an ob der interne Eingangs-FIFO des Link</text:span><text:span text:style-name="T9">s</text:span><text:span text:style-name="T7"> (nicht der RX FIFO unter 1.</text:span><text:span text:style-name="T8">2.</text:span><text:span text:style-name="T7">) </text:span><text:span text:style-name="T10">zur Hälfte</text:span><text:span text:style-name="T7"> befüllt ist.</text:span></text:p>
          </table:table-cell>
        </table:table-row>
        <table:table-row>
          <table:table-cell table:style-name="Tabelle6.A2" office:value-type="string">
            <text:p text:style-name="P46">rxfull</text:p>
          </table:table-cell>
          <table:table-cell table:style-name="Tabelle6.B2" office:value-type="string">
            <text:p text:style-name="P45">Zeigt an ob der interne Eingangs-FIFO des Links (nicht der RX FIFO unter 1.2.) <text:span text:style-name="T95">vollständig</text:span> befüllt ist.</text:p>
          </table:table-cell>
        </table:table-row>
        <table:table-row>
          <table:table-cell table:style-name="Tabelle6.A2" office:value-type="string">
            <text:p text:style-name="P46">txempty</text:p>
          </table:table-cell>
          <table:table-cell table:style-name="Tabelle6.B2" office:value-type="string">
            <text:p text:style-name="P44">Zeigt an ob der interne Ausgangs-FIFO des Link<text:span text:style-name="T110">s</text:span> (nicht der TX <text:soft-page-break/>FIFO unter 1.<text:span text:style-name="T83">1.</text:span>) <text:span text:style-name="T95">nicht</text:span> befüllt ist.</text:p>
          </table:table-cell>
        </table:table-row>
        <table:table-row>
          <table:table-cell table:style-name="Tabelle6.A2" office:value-type="string">
            <text:p text:style-name="P44"><text:span text:style-name="T69">t</text:span>xhalff</text:p>
          </table:table-cell>
          <table:table-cell table:style-name="Tabelle6.B2" office:value-type="string">
            <text:p text:style-name="P44">Zeigt an ob der interne Ausgangs-FIFO des Link<text:span text:style-name="T110">s</text:span> (nicht der TX FIFO unter 1.<text:span text:style-name="T83">1.</text:span>) <text:span text:style-name="T94">zur Hälfte</text:span> befüllt ist.</text:p>
          </table:table-cell>
        </table:table-row>
        <table:table-row>
          <table:table-cell table:style-name="Tabelle6.A2" office:value-type="string">
            <text:p text:style-name="P46">txfull</text:p>
          </table:table-cell>
          <table:table-cell table:style-name="Tabelle6.B2" office:value-type="string">
            <text:p text:style-name="P44">Zeigt an ob der interne Ausgangs-FIFO des Link<text:span text:style-name="T110">s</text:span> (nicht der TX FIFO unter 1.<text:span text:style-name="T83">1.</text:span>) <text:span text:style-name="T95">vollständig</text:span> befüllt ist.</text:p>
          </table:table-cell>
        </table:table-row>
      </table:table>
      <text:p text:style-name="P33"/>
      <text:p text:style-name="P33"/>
      <text:p text:style-name="P8"><text:span text:style-name="T72">4. </text:span><text:span text:style-name="T71">Steuerung</text:span></text:p>
      <text:p text:style-name="P9"/>
      <text:p text:style-name="P85">4.1. Inbetriebnahme</text:p>
      <text:p text:style-name="P68"><text:span text:style-name="T71"><text:tab/></text:span><text:span text:style-name="T73">Um den Link in Betrieb zu nehmen sind folgende Schritte erforderlich:</text:span></text:p>
      <text:p text:style-name="P68"><text:span text:style-name="T82"><text:tab/><text:tab/></text:span><text:span text:style-name="T77">1.</text:span><text:span text:style-name="T82"> Herstellen einer physischen Verbindung der SpaceWire-Verbindungen (spw_do, <text:tab/><text:tab/>spw_so und spw_di, spw_si) zu einem externen SpaceWire-Link.</text:span></text:p>
      <text:p text:style-name="P68"><text:span text:style-name="T82"><text:tab/><text:tab/></text:span><text:span text:style-name="T77">2.</text:span><text:span text:style-name="T82"> Aktivieren des Interfaces:</text:span></text:p>
      <text:p text:style-name="P68"><text:span text:style-name="T77"><text:tab/><text:tab/><text:tab/>2.1.</text:span><text:span text:style-name="T82"> Durchführen eines initialisierenden Resets sowohl der Logik wie auch <text:tab/><text:tab/><text:tab/>des AXI Busses (Reihenfolge irrelevant) über mindestens fünf Taktzyklen des <text:tab/><text:tab/><text:tab/>langsameren Taktes der beiden beteiligten (Bsp.: AXI Clock: 50 MHz; Logik <text:tab/><text:tab/><text:tab/>Clock: 100 MHz; mindestens 100 ns Reset durchführen)</text:span></text:p>
      <text:p text:style-name="P69"><text:span text:style-name="T82"><text:tab/><text:tab/><text:tab/>-- K</text:span><text:span text:style-name="T71">ann ggf. entfallen. --</text:span></text:p>
      <text:p text:style-name="P70"><text:span text:style-name="T71"><text:tab/><text:tab/><text:tab/></text:span><text:span text:style-name="T74">2.2.</text:span><text:span text:style-name="T71"> Schreiben des Wertes 0x01 in das Transmit-Rate-Register.</text:span></text:p>
      <text:p text:style-name="P70"><text:tab/><text:tab/><text:tab/><text:span text:style-name="T94">2.3.</text:span> Schreiben des Wertes 0x06 in das Link-Konfigurationsregister.</text:p>
      <text:p text:style-name="P70"><text:tab/><text:tab/><text:tab/><text:span text:style-name="T94">2.4.</text:span> Warten bis Verbindungsaufnahme hergestellt wurde. Feststellbar ist dies <text:tab/><text:tab/><text:tab/>über entsprechendes Interrupt oder über das Statusregister.</text:p>
      <text:p text:style-name="P68"><text:span text:style-name="T75"><text:tab/><text:tab/></text:span><text:span text:style-name="T76">3</text:span><text:span text:style-name="T73">. Ab jetzt können Daten </text:span><text:span text:style-name="T81">gem. Kap. 2</text:span><text:span text:style-name="T73"> verschickt und empfangen werden.</text:span></text:p>
      <text:p text:style-name="P75"/>
      <text:p text:style-name="P86">4.<text:span text:style-name="T105">2</text:span>. <text:span text:style-name="T105">Steuerung</text:span></text:p>
      <text:p text:style-name="P86"><text:tab/><text:span text:style-name="T31">Um Daten in den T</text:span><text:span text:style-name="T34">X</text:span><text:span text:style-name="T31">-FIFO zu schreiben, genügt es, einen Zeiger auf dessen Adresse <text:tab/>(s. 1.1.) zu richten und diesem entsprechend Daten zuzuweisen. Diese Transaktion <text:tab/>wird intern über den AXI-Bus abgewickelt.</text:span></text:p>
      <text:p text:style-name="P76"/>
      <text:p text:style-name="P76"><text:tab/>Selbes Vorgehen ist beim R<text:span text:style-name="T107">X</text:span>-FIFO notwendig, nur das hier Daten gelesen werden <text:tab/>sowie der Zeiger dereferenziert wird. Dadurch wird auch – sofern sich mehr als ein <text:tab/>Element im FIFO befindet – das nächste Elemente an den FIFO Ausgang geladen.</text:p>
      <text:p text:style-name="P76"/>
      <text:p text:style-name="P76"><text:tab/>Ankommende, gültige Time-Codes werden mittels eines Interrupts an die CPU <text:tab/>gemeldet. Es muss also eine entsprechende ISR (Interrupt Service Routine) <text:tab/>geschrieben und am Processing System (PS) registriert werden. Die Werte des Time-<text:tab/>Codes sind dann über das entsprechende Register (s. 1.3.) abrufbar.</text:p>
      <text:p text:style-name="P76"/>
      <text:p text:style-name="P86"><text:span text:style-name="T31"><text:tab/></text:span><text:span text:style-name="T35">Sowohl der TX als auch der RX Zweig sind über AXI4-Full angebunden und <text:tab/>unterstützen Burst Transfer. (Bis zu 255 Datenworte in einer Transaktion <text:tab/>lesen/schreiben). Durchgeführt werden kann dies allerdings ausschließlich über einen <text:tab/>DMA Controller und nicht über Programmcode.</text:span></text:p>
      <text:p text:style-name="P76"/>
      <text:p text:style-name="P86"><text:span text:style-name="T31"><text:tab/>Soll ein Time-Code verschickt werden, ist es zuerst nötig, die entsprechenden Werte <text:tab/>innerhalb des dafür zuständigen Registers (s. 1.3.) zu schreiben. Danach wird </text:span><text:span text:style-name="T32">der dafür <text:tab/>vorgesehene</text:span><text:span text:style-name="T31"> GPIO auf HIGH gesetzt. So wie das Link-Interface eine steigende Flanke </text:span><text:soft-page-break/><text:span text:style-name="T31"><text:tab/>dieses GPIOs erkennt, wird mittels der Daten im Register </text:span><text:span text:style-name="T33">(s. 1.3.)</text:span><text:span text:style-name="T31"> ein Time-Code <text:tab/>generiert und priorisiert verschickt. Dabei genießt es Vorrang gegenüber den Daten im <text:tab/>Tx-FIFO. Allerdings kann </text:span><text:span text:style-name="T32">durch den Link </text:span><text:span text:style-name="T31">gerade ein Datenwort verschickt werden, was <text:tab/>die <text:tab/>Versendung des Time-Codes um einige Takte verzögern kann. </text:span><text:span text:style-name="T32">Wichtig ist, den <text:tab/>GPIO nach diesem Prozess wieder auf LOW zu setzen.</text:span></text:p>
      <text:p text:style-name="P77"/>
      <text:p text:style-name="P87">4.<text:span text:style-name="T105">3</text:span>. Außerbetriebnahme</text:p>
      <text:p text:style-name="P68"><text:span text:style-name="T78"><text:tab/></text:span><text:span text:style-name="T79">Um den Link zu deaktivieren oder abzuschalten genügt es, in das Link-<text:tab/>Konfigurationsregister den Wert 0x0000_0001 zu schreiben. Damit wird </text:span><text:span text:style-name="T106">linkdis</text:span><text:span text:style-name="T79"> aktiviert, <text:tab/>welche alle anderen Einstellung innerhalb dieses Registers überschreibt. </text:span><text:span text:style-name="T80">Um beide <text:tab/>FIFOs zurückzusetzen, müssen sowohl das AXI-Interface als auch das Link-Interface <text:tab/>über einen Zeitraum von mindestens 5 Taktzyklen resettet werde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utkal" svg:font-family="utk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start" style:justify-single-word="false"/>
      <style:text-properties style:font-name="Arial" officeooo:rsid="005932d1" officeooo:paragraph-rsid="005932d1"/>
    </style:style>
    <style:style style:name="MP2" style:family="paragraph" style:parent-style-name="Footer">
      <style:paragraph-properties fo:text-align="end" style:justify-single-word="false"/>
      <style:text-properties style:font-name="Arial" officeooo:rsid="00132734" officeooo:paragraph-rsid="00132734"/>
    </style:style>
    <style:style style:name="MT1" style:family="text">
      <style:text-properties officeooo:rsid="011491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Seite <text:page-number text:select-page="current">4</text:page-number></text:p>
            </table:table-cell>
            <table:table-cell table:style-name="Tabelle1.B1" office:value-type="string">
              <text:p text:style-name="MP2">Stefan Lindörfer, <text:span text:style-name="MT1">22</text:span>.<text:span text:style-name="MT1">03</text:span>.202<text:span text:style-name="MT1">3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0:03:07.150790948</meta:creation-date>
    <meta:editing-duration>PT9H55M3S</meta:editing-duration>
    <meta:editing-cycles>79</meta:editing-cycles>
    <meta:generator>LibreOffice/7.3.7.2$Linux_X86_64 LibreOffice_project/30$Build-2</meta:generator>
    <dc:date>2023-08-01T14:24:04.516050849</dc:date>
    <meta:document-statistic meta:table-count="6" meta:image-count="7" meta:object-count="0" meta:page-count="7" meta:paragraph-count="124" meta:word-count="1921" meta:character-count="12370" meta:non-whitespace-character-count="10424"/>
  </office:meta>
</office:document-meta>
</file>